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260f6b" officeooo:paragraph-rsid="00260f6b" style:text-blinking="false" fo:background-color="transparent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style:font-size-asian="11pt" style:font-size-complex="11pt"/>
    </style:style>
    <style:style style:name="P3" style:family="paragraph" style:parent-style-name="Standard">
      <style:text-properties style:font-name="Arial1" fo:font-size="11pt" style:font-size-asian="11pt" style:font-size-complex="11pt"/>
    </style:style>
    <style:style style:name="P4" style:family="paragraph" style:parent-style-name="Standard">
      <style:text-properties style:font-name="Arial1" fo:font-size="11pt" officeooo:rsid="001a152e" officeooo:paragraph-rsid="001a152e" style:font-size-asian="11pt" style:font-size-complex="11pt"/>
    </style:style>
    <style:style style:name="P5" style:family="paragraph" style:parent-style-name="Standard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1ad15e" officeooo:paragraph-rsid="001a152e" style:text-blinking="false" fo:background-color="transparent" style:font-size-asian="11pt" style:font-size-complex="11pt"/>
    </style:style>
    <style:style style:name="P6" style:family="paragraph" style:parent-style-name="Standard">
      <style:text-properties officeooo:paragraph-rsid="0021029f"/>
    </style:style>
    <style:style style:name="P7" style:family="paragraph" style:parent-style-name="Standard">
      <style:text-properties style:font-name="Arial1" fo:font-size="11pt" officeooo:paragraph-rsid="0021029f" style:font-size-asian="11pt" style:font-size-complex="11pt"/>
    </style:style>
    <style:style style:name="P8" style:family="paragraph" style:parent-style-name="Standard">
      <style:text-properties style:font-name="Arial1" fo:font-size="11pt" officeooo:paragraph-rsid="002595e4" style:font-size-asian="11pt" style:font-size-complex="11pt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color="#000000" loext:opacity="100%" style:font-name="Arial1" fo:font-size="11pt" style:font-size-asian="11pt" style:font-size-complex="11pt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292009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21029f" style:text-blinking="false" fo:background-color="transparent" style:font-size-asian="11pt" style:font-size-complex="11pt"/>
    </style:style>
    <style:style style:name="P12" style:family="paragraph" style:parent-style-name="Standard">
      <style:text-properties style:font-name="Arial1" fo:font-size="11pt" officeooo:paragraph-rsid="001a152e" style:font-size-asian="11pt" style:font-size-complex="11pt"/>
    </style:style>
    <style:style style:name="P13" style:family="paragraph" style:parent-style-name="Standard">
      <style:text-properties fo:color="#000000" loext:opacity="100%" style:font-name="Arial1" fo:font-size="11pt" officeooo:rsid="001ef6ec" officeooo:paragraph-rsid="00260f6b" style:font-size-asian="11pt" style:font-size-complex="11pt"/>
    </style:style>
    <style:style style:name="P14" style:family="paragraph" style:parent-style-name="Standard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1ef6ec" officeooo:paragraph-rsid="001a152e" style:text-blinking="false" fo:background-color="transparent" style:font-size-asian="11pt" style:font-size-complex="11pt"/>
    </style:style>
    <style:style style:name="T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f765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e0de4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3d6d4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92009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ad15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1ad15e" style:text-blinking="false" fo:background-color="transparent" loext:char-shading-value="0" style:font-size-asian="11pt" style:font-size-complex="11pt"/>
    </style:style>
    <style:style style:name="T8" style:family="text">
      <style:text-properties style:font-name="Arial1" fo:font-size="11pt" style:font-size-asian="11pt" style:font-size-complex="11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1e0de4" style:text-blinking="false" fo:background-color="transparent" loext:char-shading-value="0" style:font-size-asian="11pt" style:font-size-complex="11pt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1f765e" style:text-blinking="false" fo:background-color="transparent" loext:char-shading-value="0" style:font-size-asian="11pt" style:font-size-complex="11pt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2234d4" style:text-blinking="false" fo:background-color="transparent" loext:char-shading-value="0" style:font-size-asian="11pt" style:font-size-complex="11pt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1cc264" style:text-blinking="false" fo:background-color="transparent" loext:char-shading-value="0" style:font-size-asian="11pt" style:font-size-complex="11pt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21029f" style:text-blinking="false" fo:background-color="transparent" loext:char-shading-value="0" style:font-size-asian="11pt" style:font-size-complex="11pt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1ef6ec" style:text-blinking="false" fo:background-color="transparent" loext:char-shading-value="0" style:font-size-asian="11pt" style:font-size-complex="11pt"/>
    </style:style>
    <style:style style:name="T15" style:family="text">
      <style:text-properties officeooo:rsid="00292009"/>
    </style:style>
    <style:style style:name="T16" style:family="text">
      <style:text-properties fo:color="#000000" loext:opacity="100%"/>
    </style:style>
    <style:style style:name="T1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595e4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fo:letter-spacing="normal" fo:font-style="normal" fo:font-weight="normal"/>
    </style:style>
    <style:style style:name="T19" style:family="text">
      <style:text-properties fo:font-variant="normal" fo:text-transform="none" fo:letter-spacing="normal"/>
    </style:style>
    <style:style style:name="T20" style:family="text">
      <style:text-properties fo:font-variant="normal" fo:text-transform="none" fo:letter-spacing="normal" fo:font-style="normal" fo:font-weight="normal"/>
    </style:style>
    <style:style style:name="T21" style:family="text">
      <style:text-properties fo:font-variant="normal" fo:text-transform="none" fo:letter-spacing="normal" fo:font-style="normal" fo:font-weight="normal" officeooo:rsid="002595e4"/>
    </style:style>
    <style:style style:name="T22" style:family="text">
      <style:text-properties fo:color="#000000" loext:opacity="100%" style:font-name="Arial1" fo:font-size="11pt" style:font-size-asian="11pt" style:font-size-complex="11pt"/>
    </style:style>
    <style:style style:name="T23" style:family="text"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T24" style:family="text">
      <style:text-properties fo:font-variant="normal" fo:text-transform="none" fo:color="#000000" loext:opacity="100%" style:font-name="Arial1" fo:font-size="11pt" fo:letter-spacing="normal" fo:font-style="normal" fo:font-weight="normal" officeooo:rsid="002595e4" style:font-size-asian="11pt" style:font-size-complex="11pt"/>
    </style:style>
    <style:style style:name="T25" style:family="text">
      <style:text-properties officeooo:rsid="0023d6d4"/>
    </style:style>
    <style:style style:name="T26" style:family="text">
      <style:text-properties officeooo:rsid="0021029f"/>
    </style:style>
    <style:style style:name="T27" style:family="text">
      <style:text-properties officeooo:rsid="002234d4"/>
    </style:style>
    <style:style style:name="T28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9" style:family="text">
      <style:text-properties officeooo:rsid="00260f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ton Linville</text:p>
      <text:p text:style-name="P1">2/17/2026</text:p>
      <text:p text:style-name="P2"><text:bookmark text:name="docs-internal-guid-fea7e451-7fff-1e0a-d8d2-4583533e7f62"/>Bighorn Sheep Hunt Planning Map – Project Approach</text:p>
      <text:p text:style-name="P3"/>
      <text:p text:style-name="P4"><text:span text:style-name="T1"><text:tab/>This project builds an interactive, web-based mapping application to support planning and in-field </text:span><text:span text:style-name="T2">use</text:span><text:span text:style-name="T1"> for a bighorn sheep hunt within an unfamiliar hunting district. The solution </text:span><text:span text:style-name="T2">emphasizes</text:span><text:span text:style-name="T1"> a scalable, programmatic workflow for data acquisition, standardization, and processing, while maintaining a clean and intuitive user experience. <text:s/></text:span><text:span text:style-name="T3">The entire </text:span><text:span text:style-name="T2">pipeline</text:span><text:span text:style-name="T3"> is driven by a config.yaml file that determines </text:span><text:span text:style-name="T2">where source data </text:span><text:span text:style-name="T3">is collected and what stages are </text:span><text:span text:style-name="T4">executed</text:span><text:span text:style-name="T3">. </text:span><text:span text:style-name="T2">This allows the system to be reused across districts or species with minimal effort</text:span><text:span text:style-name="T3">. </text:span><text:span text:style-name="T1">The project can be broken down into the following stages: </text:span><text:span text:style-name="T5">d</text:span><text:span text:style-name="T1">ata </text:span><text:span text:style-name="T5">c</text:span><text:span text:style-name="T1">ollection, </text:span><text:span text:style-name="T3">processing</text:span><text:span text:style-name="T1">, and UI </text:span><text:span text:style-name="T6">integration </text:span><text:span text:style-name="T3">(ETL)</text:span><text:span text:style-name="T6">.</text:span></text:p>
      <text:p text:style-name="P5"/>
      <text:p text:style-name="P6"><text:span text:style-name="T7"><text:tab/></text:span><text:span text:style-name="T8">The data collection stage begins with identifying which datasets are necessary to support informed hunting decisions. </text:span><text:span text:style-name="T7">The most important factors for a new hunter involve </text:span><text:span text:style-name="T9">understanding </text:span><text:span text:style-name="T7">regulations, access, </text:span><text:span text:style-name="T10">terrain characteristics, </text:span><text:span text:style-name="T11">land cover</text:span><text:span text:style-name="T10">, </text:span><text:span text:style-name="T7">and habitat insights. </text:span><text:span text:style-name="T12">Data included in the project are public and private land information, roads</text:span><text:span text:style-name="T13"> and</text:span><text:span text:style-name="T12"> trails, water, NAIP imagery, </text:span><text:span text:style-name="T13">terrain derivatives</text:span><text:span text:style-name="T14">, </text:span><text:span text:style-name="T12">species distribution, and </text:span><text:span text:style-name="T13">a derived habitat suitability index</text:span><text:span text:style-name="T12">. </text:span><text:span text:style-name="T11">All</text:span><text:span text:style-name="T8"> datasets are retrieved programmatically by querying ArcGIS REST endpoints using the hunting district bounding box</text:span><text:span text:style-name="T12">. </text:span><text:span text:style-name="T8">Elevation data is acquired through the USGS’ TNM Access API. This automated process ensures reproducibility and scalability</text:span>, requiring only a<text:span text:style-name="T15">n update to the config file</text:span> to support additional areas. </text:p>
      <text:p text:style-name="P7"/>
      <text:p text:style-name="P8"><text:span text:style-name="T3"><text:tab/></text:span>Once raw data has been acquired, it undergoes a standardization and processing pha<text:span text:style-name="T16">se. </text:span><text:span text:style-name="T17">F</text:span><text:span text:style-name="T18">irst, </text:span></text:p>
      <text:p text:style-name="P9">field_mappings.json<text:span text:style-name="T19"> </text:span><text:span text:style-name="T20">is used to normalize the data, renaming source-specific columns and mapping attribute values to </text:span><text:span text:style-name="T21">more legible terms</text:span><text:span text:style-name="T20">. Next, the data is validated against </text:span></text:p>
      <text:p text:style-name="P10"><text:span text:style-name="T22">layer_schema.json</text:span><text:span text:style-name="T23">, </text:span>which defines the target schema.<text:span text:style-name="T23"> This step enforces the target </text:span><text:span text:style-name="T24">CRS</text:span><text:span text:style-name="T23">, filters out any fields not explicitly defined in the schema, and ensures data types are correct.</text:span><text:span text:style-name="T22"> </text:span><text:span text:style-name="T9"><text:s/></text:span><text:span text:style-name="T14">Geometries are standardized at this stage by dissolving lines and polygons by name, and ensuring all data is in </text:span><text:span text:style-name="T13">a consistent</text:span><text:span text:style-name="T14"> CRS. Further data processing includes </text:span><text:span text:style-name="T13">deriving slope metrics </text:span><text:span text:style-name="T14">from the terrain data, and a habitat suitability index </text:span><text:span text:style-name="T13">that integrates slope and distance to water as favorable habitat, and proximity to roads as a proxy for hunting pressure. This index is useful </text:span><text:span text:style-name="T14">to supplement the MT FWS species distribution data </text:span><text:span text:style-name="T13">by providing further spatial context to the landscape.</text:span></text:p>
      <text:p text:style-name="P11"/>
      <text:p text:style-name="P12"><text:span text:style-name="T6"><text:tab/></text:span>The final stage integrates the processed data into a web application built with React, Mapbox GL, and Tailwind CSS <text:span text:style-name="T25">with help from Anthropic’s Claude LLM</text:span>. Emphasis was placed on <text:span text:style-name="T26">usability</text:span> across both desktop and mobile devices. Layer<text:span text:style-name="T27">s and labels are </text:span><text:span text:style-name="T25">toggleable, </text:span><text:span text:style-name="T27">styled for readability, </text:span><text:span text:style-name="T25">and </text:span><text:span text:style-name="T27">labels </text:span><text:span text:style-name="T25">are set </text:span><text:span text:style-name="T27">to display with zoom levels in mind</text:span>. <text:span text:style-name="T27">Each feature on the map is queryable with a click and displays its information to the user with a popup window.</text:span> <text:span text:style-name="T26">Another key feature of the UI was implementing Mapbox’s </text:span><text:span text:style-name="T15">3D</text:span><text:span text:style-name="T26"> terrain, </text:span><text:span text:style-name="T27">giving the user</text:span><text:span text:style-name="T26"> context to the terrain that </text:span><text:span text:style-name="T27">simple </text:span><text:span text:style-name="T26">contours </text:span><text:span text:style-name="T27">may not achieve</text:span><text:span text:style-name="T26">. </text:span><text:span text:style-name="T25">A measuring tool was also added that toggles between miles and yards, allowing users to gain insight into hiking distances, as well as shot distances.</text:span></text:p>
      <text:p text:style-name="P12"/>
      <text:p text:style-name="P13"><text:span text:style-name="T28"><text:tab/></text:span>Several insights emerged throughout development. Species distribution data alone does not provide sufficient resolution for effective planning without <text:span text:style-name="T29">additional</text:span> context. Proximity to water and the presence of escape terrain influence habitat clustering, while distance from roads <text:span text:style-name="T27">acts as a way to model hunting pressure and habitat disturbances</text:span>. <text:span text:style-name="T29">Another key component in a habitat analysis would be vegetation types and land cover. </text:span>Additionally, programmatic data acquisition <text:span text:style-name="T29">and </text:span>schema standardization substantially improve scalability and long-term maintainability, <text:span text:style-name="T29">especially when many different sources are used.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7T13:50:54.207801100</meta:creation-date>
    <dc:date>2026-02-17T16:43:25.235151000</dc:date>
    <meta:editing-duration>PT42M41S</meta:editing-duration>
    <meta:editing-cycles>3</meta:editing-cycles>
    <meta:generator>LibreOffice/26.2.0.3$Windows_X86_64 LibreOffice_project/620$Build-3</meta:generator>
    <meta:document-statistic meta:table-count="0" meta:image-count="0" meta:object-count="0" meta:page-count="1" meta:paragraph-count="10" meta:word-count="564" meta:character-count="3821" meta:non-whitespace-character-count="3256"/>
  </office:meta>
</office:document-meta>
</file>